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RequestService.get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Service.get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Service.getLocalAdd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Service.getProtoc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Service.removeAttribute( java . lang .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Service.getParameter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Service.getSch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Service.getLocal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Service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Service.setCharacterEncoding( java . lang . String en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Service.getParamet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apper.ge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Service.getParameterValues( java . lang .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Service.isSec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Service.g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Service.setAttribute( java . lang . String name , java . lang .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Service.getRemoteAdd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Service.getRealPath( java . lang .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Service.getServletBeanCont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vletRequestService.getAttribute( java . lang .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Service.getRequestDispatcher( java . lang .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Service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Service.getServletReque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RequestService.getLoca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Service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Service.getRequestWr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Service.getRemote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Service.getServ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Service.getRemote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Service.getCharacter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Service.getServer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apper.Wrapper( ServletRequestService request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letRequestService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Service.ServletRequestService( ServletBeanContext bea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Service.getParameter( java . lang .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